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0800000008B81422BBDB2F9F07.png" manifest:media-type="image/png"/>
  <manifest:file-entry manifest:full-path="Pictures/1000000000000008000000081B076F2EEF8B63A6.png" manifest:media-type="image/png"/>
  <manifest:file-entry manifest:full-path="Pictures/100000000000000800000008D356618C48323780.png" manifest:media-type="image/png"/>
  <manifest:file-entry manifest:full-path="Pictures/100000000000000800000008B2AA4E6A4F6D2D73.png" manifest:media-type="image/png"/>
  <manifest:file-entry manifest:full-path="Pictures/1000000000000008000000089681EFD5470BF2DC.png" manifest:media-type="image/png"/>
  <manifest:file-entry manifest:full-path="Pictures/10000000000000080000000834927861995577CA.png" manifest:media-type="image/png"/>
  <manifest:file-entry manifest:full-path="Pictures/100000000000000800000008BBCFAFCC652C0272.png" manifest:media-type="image/png"/>
  <manifest:file-entry manifest:full-path="Pictures/1000000000000008000000083374408971928A90.png" manifest:media-type="image/png"/>
  <manifest:file-entry manifest:full-path="Pictures/1000000000000008000000080B9E1E1F190D3C6F.png" manifest:media-type="image/png"/>
  <manifest:file-entry manifest:full-path="Pictures/10000000000000080000000876554A263EB48A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d1c24" draw:fill-color="#ed1c24" draw:textarea-horizontal-align="justify" draw:textarea-vertical-align="middle" draw:auto-grow-height="false" fo:min-height="1.176cm" fo:min-width="0.418cm"/>
    </style:style>
    <style:style style:name="gr2" style:family="graphic" style:parent-style-name="standard">
      <style:graphic-properties svg:stroke-color="#ed1c24" draw:fill-color="#ed1c24" draw:textarea-horizontal-align="justify" draw:textarea-vertical-align="middle" draw:auto-grow-height="false" fo:min-height="0.64cm" fo:min-width="0.008cm"/>
    </style:style>
    <style:style style:name="gr3" style:family="graphic" style:parent-style-name="standard">
      <style:graphic-properties svg:stroke-color="#ed1c24" draw:fill-color="#ed1c24" draw:textarea-horizontal-align="justify" draw:textarea-vertical-align="middle" draw:auto-grow-height="false" fo:min-height="0.394cm" fo:min-width="1.024cm" draw:shadow="hidden"/>
    </style:style>
    <style:style style:name="gr4" style:family="graphic" style:parent-style-name="standard">
      <style:graphic-properties svg:stroke-color="#ed1c24" draw:fill-color="#ed1c24" draw:textarea-horizontal-align="justify" draw:textarea-vertical-align="middle" draw:auto-grow-height="false" fo:min-height="1.176cm" fo:min-width="0.418cm" draw:shadow="hidden"/>
    </style:style>
    <style:style style:name="gr5" style:family="graphic" style:parent-style-name="standard">
      <style:graphic-properties svg:stroke-width="0.053cm" svg:stroke-color="#a3238e" draw:marker-start-width="0.279cm" draw:marker-end-width="0.279cm" draw:fill-color="#a3238e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a3238e" draw:marker-start-width="0.279cm" draw:marker-end-width="0.279cm" draw:fill-color="#a3238e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a3238e" draw:marker-start-width="0.279cm" draw:marker-end-width="0.279cm" draw:fill-color="#a3238e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8" style:family="graphic" style:parent-style-name="standard">
      <style:graphic-properties svg:stroke-width="0.053cm" svg:stroke-color="#a3238e" draw:marker-start-width="0.279cm" draw:marker-end-width="0.279cm" draw:fill-color="#a3238e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9" style:family="graphic" style:parent-style-name="standard">
      <style:graphic-properties svg:stroke-width="0.053cm" svg:stroke-color="#a3238e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a3238e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1" style:family="graphic" style:parent-style-name="standard">
      <style:graphic-properties svg:stroke-width="0.053cm" svg:stroke-color="#a3238e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12" style:family="graphic" style:parent-style-name="standard">
      <style:graphic-properties svg:stroke-width="0.053cm" svg:stroke-color="#a3238e" draw:marker-start-width="0.279cm" draw:marker-end-width="0.279cm" draw:fill="bitmap" draw:fill-color="#ed1c24" draw:fill-image-name="Horizontal" draw:opacity="76%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a3238e" draw:marker-start-width="0.279cm" draw:marker-end-width="0.279cm" svg:stroke-opacity="100%" draw:fill="bitmap" draw:fill-color="#ed1c24" draw:fill-image-name="Horizontal" draw:opacity="76%" draw:opacity-name="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a3238e" draw:marker-start-width="0.279cm" draw:marker-end-width="0.279cm" svg:stroke-opacity="100%" draw:fill="bitmap" draw:fill-color="#ed1c24" draw:fill-image-name="Horizontal" draw:opacity="76%" draw:opacity-name="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5" style:family="graphic" style:parent-style-name="standard">
      <style:graphic-properties svg:stroke-width="0.053cm" svg:stroke-color="#a3238e" draw:marker-start-width="0.279cm" draw:marker-end-width="0.279cm" draw:fill-color="#ffffff" draw:textarea-horizontal-align="justify" draw:textarea-vertical-align="middle" draw:auto-grow-height="false" fo:min-height="1.176cm" fo:min-width="0.418cm" fo:padding-top="0.151cm" fo:padding-bottom="0.151cm" fo:padding-left="0.276cm" fo:padding-right="0.276cm" draw:shadow="hidden"/>
    </style:style>
    <style:style style:name="gr16" style:family="graphic" style:parent-style-name="standard">
      <style:graphic-properties svg:stroke-width="0.053cm" svg:stroke-color="#a3238e" draw:marker-start-width="0.279cm" draw:marker-end-width="0.279cm" draw:fill-color="#ffffff" draw:textarea-horizontal-align="justify" draw:textarea-vertical-align="middle" draw:auto-grow-height="false" fo:min-height="0.64cm" fo:min-width="0.00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a3238e" draw:marker-start-width="0.279cm" draw:marker-end-width="0.279cm" draw:fill-color="#ffffff" draw:textarea-horizontal-align="justify" draw:textarea-vertical-align="middle" draw:auto-grow-height="false" fo:min-height="0.394cm" fo:min-width="1.024cm" fo:padding-top="0.151cm" fo:padding-bottom="0.151cm" fo:padding-left="0.276cm" fo:padding-right="0.276cm" draw:shadow="hidden"/>
    </style:style>
    <style:style style:name="gr18" style:family="graphic" style:parent-style-name="standard">
      <style:graphic-properties svg:stroke-width="0.053cm" svg:stroke-color="#a3238e" draw:marker-start-width="0.279cm" draw:marker-end-width="0.279cm" draw:fill-color="#ffffff" draw:textarea-horizontal-align="justify" draw:textarea-vertical-align="middle" draw:auto-grow-height="false" fo:min-height="1.176cm" fo:min-width="0.418cm" fo:padding-top="0.151cm" fo:padding-bottom="0.151cm" fo:padding-left="0.276cm" fo:padding-right="0.276cm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6.336cm" style:use-optimal-column-width="false"/>
    </style:style>
    <style:style style:name="ro1" style:family="table-row">
      <style:table-row-properties style:row-height="3.075cm"/>
    </style:style>
    <style:style style:name="ro2" style:family="table-row">
      <style:table-row-properties style:row-height="3.1cm"/>
    </style:style>
    <style:style style:name="ce1" style:family="table-cell">
      <loext:graphic-properties draw:fill-color="#ffffff"/>
      <style:paragraph-properties fo:border="0.03pt solid #000000"/>
      <style:text-properties fo:color="#000000" fo:background-color="transparent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a3238e"/>
      <style:paragraph-properties fo:text-align="center"/>
    </style:style>
    <style:style style:name="P3" style:family="paragraph">
      <loext:graphic-properties draw:fill="bitmap" draw:fill-color="#ed1c24" draw:fill-image-name="Horizontal" draw:opacity="76%"/>
      <style:paragraph-properties fo:text-align="center"/>
    </style:style>
    <style:style style:name="P4" style:family="paragraph">
      <loext:graphic-properties draw:fill="bitmap" draw:fill-color="#ed1c24" draw:fill-image-name="Horizontal" draw:opacity="76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standard" draw:layer="layout" svg:width="18.999cm" svg:height="27.699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1.016cm" svg:height="1.524cm" svg:x="2.27cm" svg:y="1.8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3.667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5.064cm" svg:y="1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778cm" svg:x="2.27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3.667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5.135cm" svg:y="4.6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1.08cm" draw:transform="rotate (-1.5706217938697) translate (3.35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4.747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4cm 7.858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standard" draw:layer="layout" svg:width="18.999cm" svg:height="27.699cm" svg:x="1.001cm" svg:y="1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1.016cm" svg:height="1.524cm" svg:x="2.271cm" svg:y="1.8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3.668cm" svg:y="1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016cm" svg:height="1.524cm" svg:x="5.065cm" svg:y="1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778cm" svg:x="2.271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3.668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016cm" svg:height="1.778cm" svg:x="5.136cm" svg:y="4.6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24cm" svg:height="1.08cm" draw:transform="rotate (-1.5706217938697) translate (3.351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4.748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standard" draw:layer="layout" svg:width="18.999cm" svg:height="27.699cm" svg:x="1.001cm" svg:y="1.0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3" draw:text-style-name="P1" draw:layer="layout" svg:width="1.524cm" svg:height="1.08cm" draw:transform="rotate (-1.5706217938697) translate (3.351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5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3.351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1" draw:layer="layout" svg:width="1.524cm" svg:height="1.08cm" draw:transform="rotate (-1.5706217938697) translate (6.145cm 7.861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polygon draw:style-name="gr4" draw:text-style-name="P1" draw:layer="layout" svg:width="0cm" svg:height="0cm" svg:x="5.065cm" svg:y="1.891cm" svg:viewBox="0 0 0 0" draw:points="0,0">
          <text:p/>
        </draw:polygon>
        <draw:polygon draw:style-name="gr4" draw:text-style-name="P1" draw:layer="layout" svg:width="0cm" svg:height="0cm" svg:x="6.082cm" svg:y="3.416cm" svg:viewBox="0 0 0 0" draw:points="0,0">
          <text:p/>
        </draw:polygon>
        <draw:path draw:style-name="gr4" draw:text-style-name="P1" draw:layer="layout" svg:width="1.08cm" svg:height="1.523cm" svg:x="5.064cm" svg:y="7.86cm" svg:viewBox="0 0 1081 1524" svg:d="M970 0c-88 57-88 240-107 379 17 145 24 334 105 375 98 53 105 248 113 386-8 178-19 320-111 384h-860c95-67 96-231 109-385-7-101-14-341-110-379-86-44-93-239-109-387 18-146 24-330 110-373z">
          <text:p/>
        </draw:path>
        <draw:polygon draw:style-name="gr4" draw:text-style-name="P1" draw:layer="layout" svg:width="0cm" svg:height="0cm" svg:x="6.145cm" svg:y="7.86cm" svg:viewBox="0 0 0 0" draw:points="0,0">
          <text:p/>
        </draw:polygon>
        <draw:polygon draw:style-name="gr4" draw:text-style-name="P1" draw:layer="layout" svg:width="0cm" svg:height="0cm" svg:x="5.064cm" svg:y="9.385cm" svg:viewBox="0 0 0 0" draw:points="0,0">
          <text:p/>
        </draw:polygon>
        <draw:polygon draw:style-name="gr4" draw:text-style-name="P1" draw:layer="layout" svg:width="0cm" svg:height="0cm" svg:x="2.271cm" svg:y="1.892cm" svg:viewBox="0 0 0 0" draw:points="0,0">
          <text:p/>
        </draw:polygon>
        <draw:polygon draw:style-name="gr4" draw:text-style-name="P1" draw:layer="layout" svg:width="0cm" svg:height="0cm" svg:x="3.288cm" svg:y="3.417cm" svg:viewBox="0 0 0 0" draw:points="0,0">
          <text:p/>
        </draw:polygon>
        <draw:polygon draw:style-name="gr4" draw:text-style-name="P1" draw:layer="layout" svg:width="0cm" svg:height="0cm" svg:x="5.065cm" svg:y="1.891cm" svg:viewBox="0 0 0 0" draw:points="0,0">
          <text:p/>
        </draw:polygon>
        <draw:polygon draw:style-name="gr4" draw:text-style-name="P1" draw:layer="layout" svg:width="0cm" svg:height="0cm" svg:x="6.082cm" svg:y="3.416cm" svg:viewBox="0 0 0 0" draw:points="0,0">
          <text:p/>
        </draw:polygon>
        <draw:polygon draw:style-name="gr4" draw:text-style-name="P1" draw:layer="layout" svg:width="0cm" svg:height="0cm" svg:x="6.145cm" svg:y="7.86cm" svg:viewBox="0 0 0 0" draw:points="0,0">
          <text:p/>
        </draw:polygon>
        <draw:polygon draw:style-name="gr4" draw:text-style-name="P1" draw:layer="layout" svg:width="0cm" svg:height="0cm" svg:x="5.064cm" svg:y="9.385cm" svg:viewBox="0 0 0 0" draw:points="0,0">
          <text:p/>
        </draw:polygon>
        <draw:polygon draw:style-name="gr4" draw:text-style-name="P1" draw:layer="layout" svg:width="0cm" svg:height="0cm" svg:x="2.271cm" svg:y="1.892cm" svg:viewBox="0 0 0 0" draw:points="0,0">
          <text:p/>
        </draw:polygon>
        <draw:polygon draw:style-name="gr4" draw:text-style-name="P1" draw:layer="layout" svg:width="0cm" svg:height="0cm" svg:x="3.288cm" svg:y="3.417cm" svg:viewBox="0 0 0 0" draw:points="0,0">
          <text:p/>
        </draw:polygon>
        <draw:g>
          <draw:custom-shape draw:style-name="gr5" draw:text-style-name="P2" draw:layer="layout" svg:width="1.016cm" svg:height="1.524cm" svg:x="3.667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2" draw:layer="layout" svg:width="1.016cm" svg:height="1.524cm" svg:x="5.064cm" svg:y="2.0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1.016cm" svg:height="1.778cm" svg:x="2.2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3.66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5.191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draw:layer="layout" svg:width="1.524cm" svg:height="1.08cm" draw:transform="rotate (-1.5706217938697) translate (4.748cm 7.85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7" draw:text-style-name="P2" draw:layer="layout" svg:width="1.524cm" svg:height="1.08cm" draw:transform="rotate (-1.5706217938697) translate (3.351cm 7.86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path draw:style-name="gr8" draw:text-style-name="P2" draw:layer="layout" svg:width="1.08cm" svg:height="1.523cm" svg:x="5.064cm" svg:y="7.86cm" svg:viewBox="0 0 1081 1524" svg:d="M970 0c-88 57-88 240-107 379 17 145 24 334 105 375 98 53 105 248 113 386-8 178-19 320-111 384h-860c95-67 96-231 109-385-7-101-14-341-110-379-86-44-93-239-109-387 18-146 24-330 110-373z">
            <text:p/>
          </draw:path>
          <draw:path draw:style-name="gr8" draw:text-style-name="P2" draw:layer="layout" svg:width="1.016cm" svg:height="1.524cm" svg:x="9.128cm" svg:y="2.015cm" svg:viewBox="0 0 1017 1525" svg:d="M169 0c-85 0-169 84-169 169v1186c0 85 84 170 169 170h678c85 0 170-85 170-170v-1186c0-85-85-169-170-169z">
            <text:p/>
          </draw:path>
          <draw:path draw:style-name="gr8" draw:text-style-name="P2" draw:layer="layout" svg:width="1.016cm" svg:height="1.524cm" svg:x="10.905cm" svg:y="2.016cm" svg:viewBox="0 0 1017 1525" svg:d="M169 0c-85 0-169 84-169 169v1186c0 85 84 170 169 170h678c85 0 170-85 170-170v-1186c0-85-85-169-170-169z">
            <text:p/>
          </draw:path>
          <draw:path draw:style-name="gr8" draw:text-style-name="P2" draw:layer="layout" svg:width="1.016cm" svg:height="1.524cm" svg:x="16.367cm" svg:y="2.015cm" svg:viewBox="0 0 1017 1525" svg:d="M169 0c-85 0-169 84-169 169v1186c0 85 84 170 169 170h678c85 0 170-85 170-170v-1186c0-85-85-169-170-169z">
            <text:p/>
          </draw:path>
          <draw:custom-shape draw:style-name="gr6" draw:text-style-name="P2" draw:layer="layout" svg:width="1.016cm" svg:height="1.778cm" svg:x="9.128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10.906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2" draw:layer="layout" svg:width="1.016cm" svg:height="1.778cm" svg:x="16.367cm" svg:y="4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draw:layer="layout" svg:width="1.524cm" svg:height="1.08cm" draw:transform="rotate (-1.5706217938697) translate (10.208cm 7.85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7" draw:text-style-name="P2" draw:layer="layout" svg:width="1.524cm" svg:height="1.08cm" draw:transform="rotate (-1.5706217938697) translate (11.986cm 7.85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5" draw:text-style-name="P2" draw:layer="layout" svg:width="1.016cm" svg:height="1.524cm" svg:x="2.27cm" svg:y="2.01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1.524cm" svg:height="1.08cm" draw:transform="rotate (-1.5706217938697) translate (17.447cm 7.98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  <draw:g>
          <draw:custom-shape draw:style-name="gr9" draw:text-style-name="P3" draw:layer="layout" svg:width="1.016cm" svg:height="1.524cm" svg:x="3.667cm" svg:y="10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3" draw:layer="layout" svg:width="1.016cm" svg:height="1.524cm" svg:x="5.064cm" svg:y="10.90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3" draw:layer="layout" svg:width="1.524cm" svg:height="1.08cm" draw:transform="rotate (-1.5706217938697) translate (4.748cm 16.75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3" draw:layer="layout" svg:width="1.524cm" svg:height="1.08cm" draw:transform="rotate (-1.5706217938697) translate (3.351cm 16.751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path draw:style-name="gr11" draw:text-style-name="P3" draw:layer="layout" svg:width="1.08cm" svg:height="1.523cm" svg:x="5.064cm" svg:y="16.751cm" svg:viewBox="0 0 1081 1524" svg:d="M970 0c-88 57-88 240-107 379 17 145 24 334 105 375 98 53 105 248 113 386-8 178-19 320-111 384h-860c95-67 96-231 109-385-7-101-14-341-110-379-86-44-93-239-109-387 18-146 24-330 110-373z">
            <text:p/>
          </draw:path>
          <draw:path draw:style-name="gr11" draw:text-style-name="P3" draw:layer="layout" svg:width="1.016cm" svg:height="1.524cm" svg:x="9.128cm" svg:y="10.906cm" svg:viewBox="0 0 1017 1525" svg:d="M169 0c-85 0-169 84-169 169v1186c0 85 84 170 169 170h678c85 0 170-85 170-170v-1186c0-85-85-169-170-169z">
            <text:p/>
          </draw:path>
          <draw:path draw:style-name="gr11" draw:text-style-name="P3" draw:layer="layout" svg:width="1.016cm" svg:height="1.524cm" svg:x="10.905cm" svg:y="10.907cm" svg:viewBox="0 0 1017 1525" svg:d="M169 0c-85 0-169 84-169 169v1186c0 85 84 170 169 170h678c85 0 170-85 170-170v-1186c0-85-85-169-170-169z">
            <text:p/>
          </draw:path>
          <draw:path draw:style-name="gr11" draw:text-style-name="P3" draw:layer="layout" svg:width="1.016cm" svg:height="1.524cm" svg:x="16.367cm" svg:y="10.906cm" svg:viewBox="0 0 1017 1525" svg:d="M169 0c-85 0-169 84-169 169v1186c0 85 84 170 169 170h678c85 0 170-85 170-170v-1186c0-85-85-169-170-169z">
            <text:p/>
          </draw:path>
          <draw:custom-shape draw:style-name="gr12" draw:text-style-name="P3" draw:layer="layout" svg:width="1.016cm" svg:height="1.778cm" svg:x="16.367cm" svg:y="13.7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3" draw:layer="layout" svg:width="1.524cm" svg:height="1.08cm" draw:transform="rotate (-1.5706217938697) translate (10.208cm 16.74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0" draw:text-style-name="P3" draw:layer="layout" svg:width="1.524cm" svg:height="1.08cm" draw:transform="rotate (-1.5706217938697) translate (11.986cm 16.749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3" draw:text-style-name="P4" draw:layer="layout" svg:width="1.016cm" svg:height="1.524cm" svg:x="2.27cm" svg:y="10.90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1.524cm" svg:height="1.08cm" draw:transform="rotate (-1.5706217938697) translate (17.447cm 16.876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2" draw:text-style-name="P3" draw:layer="layout" svg:width="1.016cm" svg:height="1.778cm" svg:x="2.27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10.906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3.667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5.064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3" draw:layer="layout" svg:width="1.016cm" svg:height="1.778cm" svg:x="9.128cm" svg:y="13.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path draw:style-name="gr15" draw:text-style-name="P5" draw:layer="layout" svg:width="1.016cm" svg:height="1.524cm" svg:x="11.033cm" svg:y="20.177cm" svg:viewBox="0 0 1017 1525" svg:d="M169 0c-85 0-169 84-169 169v1186c0 85 84 170 169 170h678c85 0 170-85 170-170v-1186c0-85-85-169-170-169z">
            <text:p/>
          </draw:path>
          <draw:path draw:style-name="gr15" draw:text-style-name="P5" draw:layer="layout" svg:width="1.016cm" svg:height="1.524cm" svg:x="16.493cm" svg:y="20.177cm" svg:viewBox="0 0 1017 1525" svg:d="M169 0c-85 0-169 84-169 169v1186c0 85 84 170 169 170h678c85 0 170-85 170-170v-1186c0-85-85-169-170-169z">
            <text:p/>
          </draw:path>
          <draw:custom-shape draw:style-name="gr16" draw:text-style-name="P5" draw:layer="layout" svg:width="1.016cm" svg:height="1.778cm" svg:x="2.2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5" draw:layer="layout" svg:width="1.016cm" svg:height="1.778cm" svg:x="16.36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5" draw:layer="layout" svg:width="1.524cm" svg:height="1.08cm" draw:transform="rotate (-1.5706217938697) translate (3.414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8" draw:text-style-name="P5" draw:layer="layout" svg:width="1.016cm" svg:height="1.524cm" svg:x="2.396cm" svg:y="20.178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5" draw:layer="layout" svg:width="1.524cm" svg:height="1.08cm" draw:transform="rotate (-1.5706217938697) translate (17.51cm 26.398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8" draw:text-style-name="P5" draw:layer="layout" svg:width="1.016cm" svg:height="1.524cm" svg:x="3.705cm" svg:y="20.19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5" draw:layer="layout" svg:width="1.016cm" svg:height="1.524cm" svg:x="5.064cm" svg:y="20.177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5" draw:layer="layout" svg:width="1.016cm" svg:height="1.778cm" svg:x="3.66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5" draw:layer="layout" svg:width="1.016cm" svg:height="1.778cm" svg:x="4.937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ath draw:style-name="gr15" draw:text-style-name="P5" draw:layer="layout" svg:width="1.016cm" svg:height="1.524cm" svg:x="9.254cm" svg:y="20.177cm" svg:viewBox="0 0 1017 1525" svg:d="M169 0c-85 0-169 84-169 169v1186c0 85 84 170 169 170h678c85 0 170-85 170-170v-1186c0-85-85-169-170-169z">
            <text:p/>
          </draw:path>
          <draw:custom-shape draw:style-name="gr16" draw:text-style-name="P5" draw:layer="layout" svg:width="1.016cm" svg:height="1.778cm" svg:x="9.255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6" draw:text-style-name="P5" draw:layer="layout" svg:width="1.016cm" svg:height="1.778cm" svg:x="10.906cm" svg:y="23.0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5" draw:layer="layout" svg:width="1.524cm" svg:height="1.08cm" draw:transform="rotate (-1.5706217938697) translate (4.747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5" draw:layer="layout" svg:width="1.524cm" svg:height="1.08cm" draw:transform="rotate (-1.5706217938697) translate (6.017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5" draw:layer="layout" svg:width="1.524cm" svg:height="1.08cm" draw:transform="rotate (-1.5706217938697) translate (10.271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  <draw:custom-shape draw:style-name="gr17" draw:text-style-name="P5" draw:layer="layout" svg:width="1.524cm" svg:height="1.08cm" draw:transform="rotate (-1.5706217938697) translate (11.986cm 26.273cm)">
            <text:p/>
  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1_0_20_Percent" draw:display-name="10 Percent" xlink:href="Pictures/1000000000000008000000089681EFD5470BF2DC.png" xlink:type="simple" xlink:show="embed" xlink:actuate="onLoad"/>
    <draw:fill-image draw:name="_35__20_Percent" draw:display-name="5 Percent" xlink:href="Pictures/100000000000000800000008B2AA4E6A4F6D2D73.png" xlink:type="simple" xlink:show="embed" xlink:actuate="onLoad"/>
    <draw:fill-image draw:name="Dashed_20_Horizontal" draw:display-name="Dashed Horizontal" xlink:href="Pictures/1000000000000008000000083374408971928A90.png" xlink:type="simple" xlink:show="embed" xlink:actuate="onLoad"/>
    <draw:fill-image draw:name="Dotted_20_Diamond" draw:display-name="Dotted Diamond" xlink:href="Pictures/10000000000000080000000876554A263EB48AC1.png" xlink:type="simple" xlink:show="embed" xlink:actuate="onLoad"/>
    <draw:fill-image draw:name="Dotted_20_Grid" draw:display-name="Dotted Grid" xlink:href="Pictures/100000000000000800000008BBCFAFCC652C0272.png" xlink:type="simple" xlink:show="embed" xlink:actuate="onLoad"/>
    <draw:fill-image draw:name="Horizontal" xlink:href="Pictures/1000000000000008000000080B9E1E1F190D3C6F.png" xlink:type="simple" xlink:show="embed" xlink:actuate="onLoad"/>
    <draw:fill-image draw:name="Light_20_Downward_20_Diagonal" draw:display-name="Light Downward Diagonal" xlink:href="Pictures/100000000000000800000008D356618C48323780.png" xlink:type="simple" xlink:show="embed" xlink:actuate="onLoad"/>
    <draw:fill-image draw:name="Light_20_Horizontal" draw:display-name="Light Horizontal" xlink:href="Pictures/1000000000000008000000081B076F2EEF8B63A6.png" xlink:type="simple" xlink:show="embed" xlink:actuate="onLoad"/>
    <draw:fill-image draw:name="Small_20_Confetti" draw:display-name="Small Confetti" xlink:href="Pictures/100000000000000800000008B81422BBDB2F9F07.png" xlink:type="simple" xlink:show="embed" xlink:actuate="onLoad"/>
    <draw:fill-image draw:name="Upward_20_Diagonal" draw:display-name="Upward Diagonal" xlink:href="Pictures/10000000000000080000000834927861995577C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1T20:20:29.051944992</meta:creation-date>
    <dc:date>2018-07-31T21:38:01.907769960</dc:date>
    <meta:editing-duration>PT7M55S</meta:editing-duration>
    <meta:editing-cycles>4</meta:editing-cycles>
    <meta:generator>LibreOffice/6.0.3.2$Linux_X86_64 LibreOffice_project/00m0$Build-2</meta:generator>
    <meta:document-statistic meta:object-count="97"/>
  </office:meta>
</office:document-meta>
</file>